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ERNANDEZ MONTES, LUISA VANESS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5231107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IX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FERNANDEZ MONTES, LUISA VANESS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23110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4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3 - Trans. Aer. Caja Pavos Negros</text:p>
          </table:table-cell>
          <table:table-cell table:style-name="Tableau1.A2" office:value-type="string">
            <text:p text:style-name="P14">37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11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11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6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22:42:2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